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E7E6E6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Data</text:p>
          </table:table-cell>
          <table:table-cell office:value-type="string" table:style-name="ce3">
            <text:p>Element</text:p>
          </table:table-cell>
          <table:table-cell office:value-type="string" table:style-name="ce3">
            <text:p>Valu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Transmit Power (W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Transmit Power (dBm)</text:p>
          </table:table-cell>
          <table:table-cell office:value-type="float" office:value="30" table:style-name="ce2">
            <text:p>3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Cables and connectors (dB)</text:p>
          </table:table-cell>
          <table:table-cell office:value-type="float" office:value="-3" table:style-name="ce2">
            <text:p>-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Distance: 25 km</text:p>
          </table:table-cell>
          <table:table-cell office:value-type="string" table:style-name="ce2">
            <text:p>Gain Antenna TX (dBi)</text:p>
          </table:table-cell>
          <table:table-cell office:value-type="float" office:value="-15" table:style-name="ce2">
            <text:p>-1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Frequency: 900 MHz</text:p>
          </table:table-cell>
          <table:table-cell office:value-type="string" table:style-name="ce2">
            <text:p>Free Space Loss (dB)</text:p>
          </table:table-cell>
          <table:table-cell office:value-type="float" office:value="121.36" table:style-name="ce2">
            <text:p>121.3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Rocket's in the air</text:p>
          </table:table-cell>
          <table:table-cell office:value-type="string" table:style-name="ce2">
            <text:p>Gain Antenna RX (dBi)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Cables and connectors (dB)</text:p>
          </table:table-cell>
          <table:table-cell office:value-type="float" office:value="-3" table:style-name="ce2">
            <text:p>-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Receiver Sensibity (dBm)</text:p>
          </table:table-cell>
          <table:table-cell office:value-type="float" office:value="-121" table:style-name="ce2">
            <text:p>-12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Toal (margin) (dB):</text:p>
          </table:table-cell>
          <table:table-cell office:value-type="float" office:value="14.64" table:formula="of:=[.D5]+[.D6]+[.D7]-[.D8]+[.D9]+[.D10]-[.D11]" table:style-name="ce2">
            <text:p>14.6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Data</text:p>
          </table:table-cell>
          <table:table-cell office:value-type="string" table:style-name="ce3">
            <text:p>Element</text:p>
          </table:table-cell>
          <table:table-cell office:value-type="string" table:style-name="ce3">
            <text:p>Valu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Transmit Power (W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2" table:style-name="ce2"/>
          <table:table-cell office:value-type="string" table:style-name="ce2">
            <text:p>Transmit Power (dBm)</text:p>
          </table:table-cell>
          <table:table-cell office:value-type="float" office:value="30" table:style-name="ce2">
            <text:p>3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Distance: 10km</text:p>
          </table:table-cell>
          <table:table-cell office:value-type="string" table:style-name="ce2">
            <text:p>Cables and connectors (dB)</text:p>
          </table:table-cell>
          <table:table-cell office:value-type="float" office:value="-3" table:style-name="ce2">
            <text:p>-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Frequency: 900 MHz</text:p>
          </table:table-cell>
          <table:table-cell office:value-type="string" table:style-name="ce2">
            <text:p>Gain Antenna TX (dBi)</text:p>
          </table:table-cell>
          <table:table-cell office:value-type="float" office:value="-15" table:style-name="ce2">
            <text:p>-15</text:p>
          </table:table-cell>
          <table:table-cell table:style-name="ce2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Rocket's on the ground</text:p>
          </table:table-cell>
          <table:table-cell office:value-type="string" table:style-name="ce2">
            <text:p>Free Space Loss (dB)</text:p>
          </table:table-cell>
          <table:table-cell office:value-type="float" office:value="100" table:style-name="ce4">
            <text:p>10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Uses ITU Terrain Model</text:p>
          </table:table-cell>
          <table:table-cell office:value-type="string" table:style-name="ce2">
            <text:p>Gain Antenna RX (dBi)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Elevation difference: 15 m</text:p>
          </table:table-cell>
          <table:table-cell office:value-type="string" table:style-name="ce2">
            <text:p>Cables and connectors (dB)</text:p>
          </table:table-cell>
          <table:table-cell office:value-type="float" office:value="-3" table:style-name="ce2">
            <text:p>-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Receiver Sensibity (dBm)</text:p>
          </table:table-cell>
          <table:table-cell office:value-type="float" office:value="-121" table:style-name="ce2">
            <text:p>-12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Additional losses (dB)</text:p>
          </table:table-cell>
          <table:table-cell office:value-type="float" office:value="17.079999999999998" table:formula="of:=ROUND(10-20*(-10/(17.3*SQRT((0.24*10)/0.9)));2)" table:style-name="ce2">
            <text:p>17.0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Toal (margin) (dB):</text:p>
          </table:table-cell>
          <table:table-cell office:value-type="float" office:value="3.92" table:formula="of:=ROUND((15+[.D17]+[.D18]-[.D19]+[.D20]+[.D21]-[.D22]-[.D23]);2)" table:style-name="ce2">
            <text:p>3.92</text:p>
          </table:table-cell>
          <table:table-cell table:number-columns-repeated="3" table:style-name="ce2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2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Sola Gonzalez, Ricard</meta:initial-creator>
    <dc:creator>Sola Gonzalez, Ricard</dc:creator>
    <meta:creation-date>2021-01-23T22:01:08Z</meta:creation-date>
    <dc:date>2021-01-28T20:11:05Z</dc:date>
  </office:meta>
</office:document-meta>
</file>